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1028in"/>
    </style:style>
    <style:style style:name="co4" style:family="table-column">
      <style:table-column-properties fo:break-before="auto" style:column-width="1.0701in"/>
    </style:style>
    <style:style style:name="co5" style:family="table-column">
      <style:table-column-properties fo:break-before="auto" style:column-width="1.1925in"/>
    </style:style>
    <style:style style:name="co6" style:family="table-column">
      <style:table-column-properties fo:break-before="auto" style:column-width="1.3764in"/>
    </style:style>
    <style:style style:name="co7" style:family="table-column">
      <style:table-column-properties fo:break-before="auto" style:column-width="6.0307in"/>
    </style:style>
    <style:style style:name="co8" style:family="table-column">
      <style:table-column-properties fo:break-before="auto" style:column-width="2.3264in"/>
    </style:style>
    <style:style style:name="co9" style:family="table-column">
      <style:table-column-properties fo:break-before="auto" style:column-width="1.26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dialog_name</text:p>
          </table:table-cell>
          <table:table-cell table:style-name="ce1" office:value-type="string">
            <text:p>fade_in</text:p>
          </table:table-cell>
          <table:table-cell table:style-name="ce1" office:value-type="string">
            <text:p>fade_out</text:p>
          </table:table-cell>
          <table:table-cell table:style-name="ce1" office:value-type="string">
            <text:p>enemy_speaking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body</text:p>
          </table:table-cell>
          <table:table-cell table:style-name="ce1" office:value-type="string">
            <text:p>picture</text:p>
          </table:table-cell>
          <table:table-cell table:style-name="ce1" office:value-type="string">
            <text:p>next</text:p>
          </table:table-cell>
        </table:table-row>
        <table:table-row table:style-name="ro1">
          <table:table-cell office:value-type="string">
            <text:p>Dial_V3_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tain_Ellias</text:p>
          </table:table-cell>
          <table:table-cell office:value-type="string">
            <text:p>Wisteria[COMA]_your_vagrancy_ends_here._Surrender_now!</text:p>
          </table:table-cell>
          <table:table-cell office:value-type="string">
            <text:p>Assets/2D/Dialogs/Captain.png</text:p>
          </table:table-cell>
          <table:table-cell office:value-type="string">
            <text:p>Dial_V3_02</text:p>
          </table:table-cell>
        </table:table-row>
        <table:table-row table:style-name="ro1">
          <table:table-cell office:value-type="string">
            <text:p>Dial_V3_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isteria</text:p>
          </table:table-cell>
          <table:table-cell office:value-type="string">
            <text:p>Yeah[COMA]_right._I'm_in_sort_of_a_hurry_so[COMA]_just_let_me_pass[COMA]_okay?</text:p>
          </table:table-cell>
          <table:table-cell office:value-type="string">
            <text:p>Assets/2D/Dialogs/Katyusha.png</text:p>
          </table:table-cell>
          <table:table-cell office:value-type="string">
            <text:p>Dial_V3_03</text:p>
          </table:table-cell>
        </table:table-row>
        <table:table-row table:style-name="ro1">
          <table:table-cell office:value-type="string">
            <text:p>Dial_V3_0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tain_Ellias</text:p>
          </table:table-cell>
          <table:table-cell office:value-type="string">
            <text:p>I_see...so_there_is_no_point_trying_to_talk_you_into_reason._Guards[COMA]_get_her!</text:p>
          </table:table-cell>
          <table:table-cell office:value-type="string">
            <text:p>Assets/2D/Dialogs/Captain.png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al_Hub_Intro_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tain_Ellias</text:p>
          </table:table-cell>
          <table:table-cell office:value-type="string">
            <text:p>Wister!_Don't_you_make_a_move[COMA]_rogue._You_are_under_arrest.</text:p>
          </table:table-cell>
          <table:table-cell office:value-type="string">
            <text:p>Assets/2D/Dialogs/Captain.png</text:p>
          </table:table-cell>
          <table:table-cell office:value-type="string">
            <text:p>Dial_Hub_Intro_02</text:p>
          </table:table-cell>
        </table:table-row>
        <table:table-row table:style-name="ro1">
          <table:table-cell office:value-type="string">
            <text:p>Dial_Hub_Intro_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isteria</text:p>
          </table:table-cell>
          <table:table-cell office:value-type="string">
            <text:p>Try_and_catch_me?</text:p>
          </table:table-cell>
          <table:table-cell office:value-type="string">
            <text:p>Assets/2D/Dialogs/Katyusha.png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al_Hub_Intro_0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tain_Ellias</text:p>
          </table:table-cell>
          <table:table-cell office:value-type="string">
            <text:p>You_have_no_chance_of_surviving_through_this_asteroid_field.</text:p>
          </table:table-cell>
          <table:table-cell office:value-type="string">
            <text:p>Assets/2D/Dialogs/Captain.png</text:p>
          </table:table-cell>
          <table:table-cell office:value-type="string">
            <text:p>Dial_Hub_Intro_04</text:p>
          </table:table-cell>
        </table:table-row>
        <table:table-row table:style-name="ro1">
          <table:table-cell office:value-type="string">
            <text:p>Dial_Hub_Intro_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isteria</text:p>
          </table:table-cell>
          <table:table-cell office:value-type="string">
            <text:p>Let_us_see_if_that's_true[COMA]_Captain.</text:p>
          </table:table-cell>
          <table:table-cell office:value-type="string">
            <text:p>Assets/2D/Dialogs/Katyusha.png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al_Hub_Intro_0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ptain_Ellias</text:p>
          </table:table-cell>
          <table:table-cell office:value-type="string">
            <text:p>Ahaha_that's_a_stupid_move_Wisteria._At_all_ships[COMA]_FIRE_AT_WILL!!!</text:p>
          </table:table-cell>
          <table:table-cell office:value-type="string">
            <text:p>Assets/2D/Dialogs/Captain.png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al_VIntro_0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Board_computer</text:p>
          </table:table-cell>
          <table:table-cell office:value-type="string">
            <text:p>Wisteria[COMA]_we_must_avoid_collision_at_all_cost.</text:p>
          </table:table-cell>
          <table:table-cell office:value-type="string">
            <text:p>Assets/2D/Dialogs/Computer.png</text:p>
          </table:table-cell>
          <table:table-cell office:value-type="string">
            <text:p>Dial_VIntro_02</text:p>
          </table:table-cell>
        </table:table-row>
        <table:table-row table:style-name="ro1">
          <table:table-cell office:value-type="string">
            <text:p>Dial_VIntro_0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Board_computer</text:p>
          </table:table-cell>
          <table:table-cell office:value-type="string">
            <text:p>Use_the_aerobrakes_to_fly_carefully_[Hold_X_Key].</text:p>
          </table:table-cell>
          <table:table-cell office:value-type="string">
            <text:p>Assets/2D/Dialogs/Computer.png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al_VIntro_0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Wisteria</text:p>
          </table:table-cell>
          <table:table-cell office:value-type="string">
            <text:p>I'm_pretty_sure_I_can_slam_those_ships_without_too_much_harm...</text:p>
          </table:table-cell>
          <table:table-cell office:value-type="string">
            <text:p>Assets/2D/Dialogs/Katyusha.png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4/01/2016</text:date>, <text:time>00:5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M2S</meta:editing-duration>
    <meta:editing-cycles>37</meta:editing-cycles>
    <meta:generator>OpenOffice/4.1.1$Win32 OpenOffice.org_project/411m6$Build-9775</meta:generator>
    <dc:date>2016-04-01T00:54:41.42</dc:date>
    <dc:creator>Wister </dc:creator>
    <meta:document-statistic meta:table-count="3" meta:cell-count="108" meta:object-count="0"/>
    <meta:user-defined meta:name="Info 1"/>
    <meta:user-defined meta:name="Info 2"/>
    <meta:user-defined meta:name="Info 3"/>
    <meta:user-defined meta:name="Info 4"/>
  </office:meta>
</office:document-meta>
</file>